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orage (TB)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Days</text:p>
          </table:table-cell>
          <table:table-cell table:style-name="ce4" table:formula="of:=([.B1]*1000000000000)/[.J5]" office:value-type="float" office:value="27.6290830761317" calcext:value-type="float">
            <text:p>27,6290830761317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8"/>
          <table:table-cell table:style-name="ce5" office:value-type="string" calcext:value-type="string">
            <text:p>Total : </text:p>
          </table:table-cell>
          <table:table-cell table:formula="of:=SUM([.J10:.J19])" office:value-type="float" office:value="3185049600000" calcext:value-type="float">
            <text:p>3185049600000</text:p>
          </table:table-cell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Cols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Bytes / pixel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Nb cams</text:p>
          </table:table-cell>
          <table:table-cell table:style-name="ce1" office:value-type="string" calcext:value-type="string">
            <text:p>Bytes / image</text:p>
          </table:table-cell>
          <table:table-cell table:style-name="ce1" office:value-type="string" calcext:value-type="string">
            <text:p>Bytes / sec</text:p>
          </table:table-cell>
          <table:table-cell table:style-name="ce1" office:value-type="string" calcext:value-type="string">
            <text:p>Hours / day</text:p>
          </table:table-cell>
          <table:table-cell table:style-name="ce1" office:value-type="string" calcext:value-type="string">
            <text:p>Bytes / hour</text:p>
          </table:table-cell>
          <table:table-cell table:style-name="ce1" office:value-type="string" calcext:value-type="string">
            <text:p>Bytes / da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formula="of:=[.A10]*[.B10]*[.C10]" office:value-type="float" office:value="2304000" calcext:value-type="float">
            <text:p>2304000</text:p>
          </table:table-cell>
          <table:table-cell table:formula="of:=[.F10]*[.D10]*[.E10]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formula="of:=[.G10]*3600" office:value-type="float" office:value="0" calcext:value-type="float">
            <text:p>0</text:p>
          </table:table-cell>
          <table:table-cell table:formula="of:=[.I10]*[.H10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formula="of:=[.A11]*[.B11]*[.C11]" office:value-type="float" office:value="2073600" calcext:value-type="float">
            <text:p>2073600</text:p>
          </table:table-cell>
          <table:table-cell table:formula="of:=[.F11]*[.D11]*[.E11]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formula="of:=[.G11]*3600" office:value-type="float" office:value="0" calcext:value-type="float">
            <text:p>0</text:p>
          </table:table-cell>
          <table:table-cell table:formula="of:=[.I11]*[.H1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A12]*[.B12]*[.C12]" office:value-type="float" office:value="921600" calcext:value-type="float">
            <text:p>921600</text:p>
          </table:table-cell>
          <table:table-cell table:formula="of:=[.F12]*[.D12]*[.E12]" office:value-type="float" office:value="110592000" calcext:value-type="float">
            <text:p>110592000</text:p>
          </table:table-cell>
          <table:table-cell table:style-name="ce3" office:value-type="float" office:value="8" calcext:value-type="float">
            <text:p>8</text:p>
          </table:table-cell>
          <table:table-cell table:formula="of:=[.G12]*3600" office:value-type="float" office:value="398131200000" calcext:value-type="float">
            <text:p>398131200000</text:p>
          </table:table-cell>
          <table:table-cell table:formula="of:=[.I12]*[.H12]" office:value-type="float" office:value="3185049600000" calcext:value-type="float">
            <text:p>3185049600000</text:p>
          </table:table-cell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formula="of:=[.A13]*[.B13]*[.C13]" office:value-type="float" office:value="6912000" calcext:value-type="float">
            <text:p>6912000</text:p>
          </table:table-cell>
          <table:table-cell table:formula="of:=[.F13]*[.D13]*[.E13]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formula="of:=[.G13]*3600" office:value-type="float" office:value="0" calcext:value-type="float">
            <text:p>0</text:p>
          </table:table-cell>
          <table:table-cell table:formula="of:=[.I13]*[.H13]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8:Feuille1.D1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0:26:30.368132042</meta:creation-date>
    <dc:date>2023-02-26T16:16:16.455100719</dc:date>
    <meta:editing-duration>PT19H49M46S</meta:editing-duration>
    <meta:editing-cycles>2</meta:editing-cycles>
    <meta:generator>LibreOffice/7.4.5.1$Linux_X86_64 LibreOffice_project/40$Build-1</meta:generator>
    <meta:document-statistic meta:table-count="1" meta:cell-count="56" meta:object-count="0"/>
  </office:meta>
</office:document-meta>
</file>